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b613d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cm" svg:height="1.5cm" svg:x="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cm" svg:height="1.5cm" svg:x="8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8cm" svg:y="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2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2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2cm" svg:y="3.4cm">
          <text:p text:style-name="P1">Memor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8cm" svg:y="3.4cm">
          <text:p text:style-name="P1">Registro/</text:p>
          <text:p text:style-name="P1">Caché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8cm" svg:y="7.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7.4cm" svg:x2="8cm" svg:y2="7.4cm" svg:d="M5500 7400h2500" svg:viewBox="0 0 2501 1">
          <text:p text:style-name="P1">2</text:p>
          <text:p text:style-name="P1"/>
        </draw:connector>
        <draw:custom-shape draw:style-name="gr3" draw:text-style-name="P1" draw:layer="layout" svg:width="3.5cm" svg:height="2cm" svg:x="8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5cm" svg:x="8cm" svg:y="9.9cm">
          <text:p text:style-name="P1">R1 + R2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5.411cm" svg:x2="8cm" svg:y2="5.411cm" svg:d="M5500 5411h2500" svg:viewBox="0 0 2501 1">
          <text:p text:style-name="P1">1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1T19:42:00.247375309</meta:creation-date>
    <dc:date>2014-09-11T20:01:36.541861921</dc:date>
    <dc:creator>Eugenio Pérez Martín</dc:creator>
    <meta:editing-duration>P0D</meta:editing-duration>
    <meta:editing-cycles>2</meta:editing-cycles>
    <meta:generator>LibreOffice/4.2.5.2$Linux_X86_64 LibreOffice_project/420m0$Build-2</meta:generator>
    <meta:document-statistic meta:object-count="18"/>
  </office:meta>
</office:document-meta>
</file>